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cm" svg:x="5.251cm" svg:y="5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5cm" svg:height="1cm" svg:x="4cm" svg:y="7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5cm" svg:height="1cm" svg:x="6.5cm" svg:y="7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5cm" svg:height="1cm" svg:x="9cm" svg:y="5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5cm" svg:height="1cm" svg:x="9cm" svg:y="7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5cm" svg:height="1cm" svg:x="9cm" svg:y="9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5cm" svg:height="1cm" svg:x="5.251cm" svg:y="9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001cm" svg:y1="6cm" svg:x2="4.75cm" svg:y2="7cm" draw:start-shape="id1" draw:start-glue-point="2" draw:end-shape="id2" draw:end-glue-point="0" svg:d="M6001 6000l-1251 1000" svg:viewBox="0 0 1252 1001">
          <text:p/>
        </draw:connector>
        <draw:connector draw:style-name="gr2" draw:text-style-name="P2" draw:layer="layout" draw:type="line" svg:x1="6.001cm" svg:y1="6cm" svg:x2="7.25cm" svg:y2="7cm" draw:start-shape="id1" draw:start-glue-point="2" draw:end-shape="id3" draw:end-glue-point="0" svg:d="M6001 6000l1249 1000" svg:viewBox="0 0 1250 1001">
          <text:p/>
        </draw:connector>
        <draw:connector draw:style-name="gr2" draw:text-style-name="P2" draw:layer="layout" draw:type="line" svg:x1="7.25cm" svg:y1="8cm" svg:x2="6.001cm" svg:y2="9cm" draw:start-shape="id3" draw:start-glue-point="2" draw:end-shape="id4" draw:end-glue-point="0" svg:d="M7250 8000l-1249 1000" svg:viewBox="0 0 1250 1001">
          <text:p/>
        </draw:connector>
        <draw:connector draw:style-name="gr2" draw:text-style-name="P2" draw:layer="layout" draw:type="line" svg:x1="4.75cm" svg:y1="8cm" svg:x2="6.001cm" svg:y2="9cm" draw:start-shape="id2" draw:start-glue-point="2" draw:end-shape="id4" draw:end-glue-point="0" svg:d="M4750 8000l1251 1000" svg:viewBox="0 0 1252 1001">
          <text:p/>
        </draw:connector>
        <draw:connector draw:style-name="gr2" draw:text-style-name="P2" draw:layer="layout" draw:type="line" svg:x1="9.75cm" svg:y1="6cm" svg:x2="9.75cm" svg:y2="7cm" draw:start-shape="id5" draw:start-glue-point="2" draw:end-shape="id6" draw:end-glue-point="0" svg:d="M9750 6000v1000" svg:viewBox="0 0 1 1001">
          <text:p/>
        </draw:connector>
        <draw:connector draw:style-name="gr2" draw:text-style-name="P2" draw:layer="layout" draw:type="line" svg:x1="9.75cm" svg:y1="8cm" svg:x2="9.75cm" svg:y2="9cm" draw:start-shape="id6" draw:start-glue-point="2" draw:end-shape="id7" svg:d="M9750 8000v1000" svg:viewBox="0 0 1 1001">
          <text:p/>
        </draw:connector>
        <draw:connector draw:style-name="gr3" draw:text-style-name="P2" draw:layer="layout" draw:type="lines" svg:x1="10.4cm" svg:y1="4.2cm" svg:x2="10.35cm" svg:y2="11cm" draw:end-shape="id8" draw:end-glue-point="0" svg:d="M10400 4200l-50 6300v500" svg:viewBox="0 0 51 6801">
          <text:p/>
        </draw:connector>
        <draw:connector draw:style-name="gr3" draw:text-style-name="P2" draw:layer="layout" draw:type="curve" draw:line-skew="0cm 0cm -0.474cm" svg:x1="10.35cm" svg:y1="11.1cm" svg:x2="6.001cm" svg:y2="5cm" draw:start-shape="id8" draw:start-glue-point="2" draw:end-shape="id1" draw:end-glue-point="0" svg:d="M10350 11100c0 750-1873 501-1873-3287 0-3787-2476-4275-2476-2813" svg:viewBox="0 0 4350 7202">
          <text:p/>
        </draw:connector>
        <draw:custom-shape draw:style-name="gr4" draw:text-style-name="P3" xml:id="id8" draw:id="id8" draw:layer="layout" svg:width="0.3cm" svg:height="0.1cm" svg:x="10.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4.979cm" svg:y1="5.509cm" svg:x2="4cm" svg:y2="7.5cm" draw:end-shape="id2" draw:end-glue-point="3" svg:d="M4979 5509c-2220 0-1730 1991-979 1991" svg:viewBox="0 0 1612 1992">
          <text:p/>
        </draw:connector>
        <draw:connector draw:style-name="gr3" draw:text-style-name="P2" draw:layer="layout" draw:type="curve" draw:line-skew="2.918cm 1.655cm" svg:x1="4cm" svg:y1="7.5cm" svg:x2="6.001cm" svg:y2="9cm" draw:start-shape="id2" draw:start-glue-point="3" draw:end-shape="id4" draw:end-glue-point="0" svg:d="M4000 7500c3625 0 3021 327 2615 385s-614-154-614 1115" svg:viewBox="0 0 2925 1501">
          <text:p/>
        </draw:connector>
        <draw:connector draw:style-name="gr3" draw:text-style-name="P2" draw:layer="layout" draw:type="lines" draw:line-skew="1.501cm" svg:x1="6.001cm" svg:y1="9cm" svg:x2="5.99cm" svg:y2="11.305cm" draw:start-shape="id4" draw:start-glue-point="0" svg:d="M6001 9000v1000l-11 1305" svg:viewBox="0 0 12 23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00:37:20.615577341</dc:date>
    <dc:creator>james </dc:creator>
    <meta:editing-duration>PT22M25S</meta:editing-duration>
    <meta:editing-cycles>3</meta:editing-cycles>
    <meta:generator>LibreOffice/5.0.4.2$Linux_X86_64 LibreOffice_project/00$Build-2</meta:generator>
    <meta:document-statistic meta:object-count="19"/>
  </office:meta>
</office:document-meta>
</file>